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9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Frame_20_contents">
      <style:paragraph-properties fo:text-align="end" style:justify-single-word="false"/>
    </style:style>
    <style:style style:name="P29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2"><text:placeholder text:placeholder-type="text">&lt;setLang("it_IT")&gt;</text:placeholder></text:p>
            <text:p text:style-name="P23">Riferimento: <text:placeholder text:placeholder-type="text">&lt;o.name&gt;</text:placeholder> / <text:placeholder text:placeholder-type="text">&lt;o.date_order and o.date_order[0:4]&gt;</text:placeholder></text:p>
            <text:p text:style-name="P26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7"><text:s/></text:p>
            <text:p text:style-name="P13"><text:placeholder text:placeholder-type="text">&lt;o.partner_address_id.partner_id.name&gt;</text:placeholder></text:p>
            <text:p text:style-name="P12">Indirizzo: <text:placeholder text:placeholder-type="text">&lt;o.partner_address_id.street or ""&gt;</text:placeholder></text:p>
            <text:p text:style-name="P12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7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3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19"/>
      <text:p text:style-name="P22"><text:placeholder text:placeholder-type="text">&lt;setLang("it_IT")&gt;</text:placeholder></text:p>
      <text:p text:style-name="P10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9">IMMAGINI</text:p>
            </table:table-cell>
            <table:table-cell table:style-name="Tabella6.A1" table:number-rows-spanned="2" office:value-type="string">
              <text:p text:style-name="P9">CODICE EAN </text:p>
            </table:table-cell>
            <table:table-cell table:style-name="Tabella6.A1" table:number-rows-spanned="2" office:value-type="string">
              <text:p text:style-name="P9">NOSTRO ART.</text:p>
            </table:table-cell>
            <table:table-cell table:style-name="Tabella6.A1" table:number-rows-spanned="2" office:value-type="string">
              <text:p text:style-name="P9">NOSTRA DESCRIZIONE</text:p>
            </table:table-cell>
            <table:table-cell table:style-name="Tabella6.A1" table:number-rows-spanned="2" office:value-type="string">
              <text:p text:style-name="P9">VOSTRO ARTICOLO</text:p>
            </table:table-cell>
            <table:table-cell table:style-name="Tabella6.A1" table:number-rows-spanned="2" office:value-type="string">
              <text:p text:style-name="P9">VOSTRA DESCRIZIONE</text:p>
            </table:table-cell>
            <table:table-cell table:style-name="Tabella6.A1" table:number-rows-spanned="2" office:value-type="string">
              <text:p text:style-name="P9">CODICE TESSUTO</text:p>
            </table:table-cell>
            <table:table-cell table:style-name="Tabella6.A1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1" table:number-rows-spanned="2" office:value-type="string">
              <text:p text:style-name="P9">VOLUME CARTONE M3</text:p>
            </table:table-cell>
            <table:table-cell table:style-name="Tabella6.A1" table:number-columns-spanned="2" office:value-type="string">
              <text:p text:style-name="P9">CARTONE PRINCIPALE</text:p>
            </table:table-cell>
            <table:covered-table-cell/>
            <table:table-cell table:style-name="Tabella6.A1" table:number-rows-spanned="2" office:value-type="string">
              <text:p text:style-name="P9">DDP <text:line-break/>€ / PZ</text:p>
            </table:table-cell>
            <table:table-cell table:style-name="Tabella6.A1" table:number-rows-spanned="2" office:value-type="string">
              <text:p text:style-name="P9">Q.TA' </text:p>
            </table:table-cell>
            <table:table-cell table:style-name="Tabella6.A1" table:number-rows-spanned="2" office:value-type="string">
              <text:p text:style-name="P9">VOLUME TOTALE M<text:span text:style-name="T9">3</text:span></text:p>
            </table:table-cell>
            <table:table-cell table:style-name="Tabella6.O1" table:number-rows-spanned="2" office:value-type="string">
              <text:p text:style-name="P9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9">PEZZI</text:p>
            </table:table-cell>
            <table:table-cell table:style-name="Tabella6.K2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8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8"/></draw:text-box></draw:frame></text:p>
          </table:table-cell>
          <table:table-cell table:style-name="Tabella6.B5" office:value-type="string">
            <text:p text:style-name="P24"><draw:frame draw:style-name="fr2" draw:name="image: barcode(item.product_id.ean13,'ean13')" text:anchor-type="paragraph" style:rel-width="100%" svg:height="1.66cm" style:rel-height="scale-min" draw:z-index="3"><draw:text-box fo:min-width="2.921cm"><text:p text:style-name="P28"/></draw:text-box></draw:frame></text:p>
          </table:table-cell>
          <table:table-cell table:style-name="Tabella6.C5" office:value-type="string">
            <text:p text:style-name="P20"><text:placeholder text:placeholder-type="text">&lt;item.product_id.default_code&gt;</text:placeholder></text:p>
          </table:table-cell>
          <table:table-cell table:style-name="Tabella6.D5" office:value-type="string">
            <text:p text:style-name="P20"><text:placeholder text:placeholder-type="text">&lt;item.product_id.name.split("] ")[-1]&gt;</text:placeholder></text:p>
          </table:table-cell>
          <table:table-cell table:style-name="Tabella6.E5" office:value-type="string">
            <text:p text:style-name="P20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20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1"><text:placeholder text:placeholder-type="text">&lt;if test="len(item.product_id.packaging)==1"&gt;</text:placeholder></text:p>
            <text:p text:style-name="P21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1"><text:placeholder text:placeholder-type="text">&lt;/if&gt;</text:placeholder></text:p>
          </table:table-cell>
          <table:table-cell table:style-name="Tabella6.J5" office:value-type="string">
            <text:p text:style-name="P21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L5" office:value-type="string">
            <text:p text:style-name="P21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1"><text:placeholder text:placeholder-type="text">&lt;"%d"%(item.product_qty or 0)&gt;</text:placeholder></text:p>
          </table:table-cell>
          <table:table-cell table:style-name="Tabella6.N5" office:value-type="string">
            <text:p text:style-name="P21"><text:placeholder text:placeholder-type="text">&lt;get_volume_item(item.id)&gt;</text:placeholder></text:p>
          </table:table-cell>
          <table:table-cell table:style-name="Tabella6.O5" office:value-type="string">
            <text:p text:style-name="P21"><text:placeholder text:placeholder-type="text">&lt;get_subtotal(item, o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5"><text:placeholder text:placeholder-type="text">&lt;total_volume(o.id)&gt;</text:placeholder></text:p>
          </table:table-cell>
          <table:table-cell table:style-name="Tabella6.O8" office:value-type="string">
            <text:p text:style-name="P25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5">Data consegna: <text:span text:style-name="T10"><text:placeholder text:placeholder-type="text">&lt;formatLang(o.minimum_planned_date, date=True) if o.minimum_planned_date else ""&gt;</text:placeholder></text:span></text:p>
            <text:p text:style-name="P15">Luogo consegna: <text:span text:style-name="T10"><text:placeholder text:placeholder-type="text">&lt;o.delivery_note if o.delivery_note else ""&gt;</text:placeholder></text:span></text:p>
            <text:p text:style-name="P15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4">Titolare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9:29:02</dc:date>
    <meta:editing-duration>P7DT1H12M58S</meta:editing-duration>
    <meta:editing-cycles>708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2" meta:word-count="179" meta:character-count="2184" meta:non-whitespace-character-count="2045"/>
    <meta:user-defined meta:name="Info 1"/>
    <meta:user-defined meta:name="Info 2"/>
    <meta:user-defined meta:name="Info 3"/>
    <meta:user-defined meta:name="Info 4"/>
  </office:meta>
</office:document-meta>
</file>